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left_20_page">
      <style:paragraph-properties style:page-number="auto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0.23.1</text:p>
      <text:p text:style-name="Standard">Date: <text:date style:data-style-name="N84" text:date-value="2025-04-06T14:49:18">2025-04-06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Studio reference guide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Studio reference guide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14$Unix OpenOffice.org_project/4114m1$Build-9811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6" meta:character-count="187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